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563in"/>
    </style:style>
    <style:style style:name="co6" style:family="table-column">
      <style:table-column-properties fo:break-before="auto" style:column-width="2.8909in"/>
    </style:style>
    <style:style style:name="co4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4.5319in"/>
    </style:style>
    <style:style style:name="co8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ubType</text:p>
          </table:table-cell>
          <table:table-cell table:style-name="ce3" office:value-type="string" calcext:value-type="string">
            <text:p>List of tags</text:p>
          </table:table-cell>
          <table:table-cell table:style-name="ce3" office:value-type="string" calcext:value-type="string">
            <text:p>Occurr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</text:p>
          </table:table-cell>
          <table:table-cell office:value-type="float" office:value="1278378" calcext:value-type="float">
            <text:p>1278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Ball out of the field</text:p>
          </table:table-cell>
          <table:table-cell office:value-type="string" calcext:value-type="string">
            <text:p><text:s/></text:p>
          </table:table-cell>
          <table:table-cell office:value-type="float" office:value="145905" calcext:value-type="float">
            <text:p>145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</text:p>
          </table:table-cell>
          <table:table-cell office:value-type="float" office:value="114736" calcext:value-type="float">
            <text:p>114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not accurate</text:p>
          </table:table-cell>
          <table:table-cell office:value-type="float" office:value="112931" calcext:value-type="float">
            <text:p>1129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<text:s/>accurate</text:p>
          </table:table-cell>
          <table:table-cell office:value-type="float" office:value="84603" calcext:value-type="float">
            <text:p>84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won</text:p>
          </table:table-cell>
          <table:table-cell office:value-type="float" office:value="82987" calcext:value-type="float">
            <text:p>82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lost:not accurate</text:p>
          </table:table-cell>
          <table:table-cell office:value-type="float" office:value="82951" calcext:value-type="float">
            <text:p>82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</text:p>
          </table:table-cell>
          <table:table-cell office:value-type="float" office:value="76476" calcext:value-type="float">
            <text:p>76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interception</text:p>
          </table:table-cell>
          <table:table-cell office:value-type="float" office:value="73069" calcext:value-type="float">
            <text:p>73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</text:p>
          </table:table-cell>
          <table:table-cell office:value-type="float" office:value="67327" calcext:value-type="float">
            <text:p>67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lost:not accurate</text:p>
          </table:table-cell>
          <table:table-cell office:value-type="float" office:value="66063" calcext:value-type="float">
            <text:p>66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won</text:p>
          </table:table-cell>
          <table:table-cell office:value-type="float" office:value="65134" calcext:value-type="float">
            <text:p>65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</text:p>
          </table:table-cell>
          <table:table-cell office:value-type="float" office:value="60643" calcext:value-type="float">
            <text:p>60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won</text:p>
          </table:table-cell>
          <table:table-cell office:value-type="float" office:value="60444" calcext:value-type="float">
            <text:p>60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not accurate</text:p>
          </table:table-cell>
          <table:table-cell office:value-type="float" office:value="49692" calcext:value-type="float">
            <text:p>49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</text:p>
          </table:table-cell>
          <table:table-cell office:value-type="float" office:value="49629" calcext:value-type="float">
            <text:p>49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</text:p>
          </table:table-cell>
          <table:table-cell office:value-type="float" office:value="46796" calcext:value-type="float">
            <text:p>46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accurate</text:p>
          </table:table-cell>
          <table:table-cell office:value-type="float" office:value="46200" calcext:value-type="float">
            <text:p>46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Goal kick</text:p>
          </table:table-cell>
          <table:table-cell office:value-type="string" calcext:value-type="string">
            <text:p><text:s/></text:p>
          </table:table-cell>
          <table:table-cell office:value-type="float" office:value="35917" calcext:value-type="float">
            <text:p>35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won</text:p>
          </table:table-cell>
          <table:table-cell office:value-type="float" office:value="32117" calcext:value-type="float">
            <text:p>32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29979" calcext:value-type="float">
            <text:p>299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not accurate</text:p>
          </table:table-cell>
          <table:table-cell office:value-type="float" office:value="28887" calcext:value-type="float">
            <text:p>28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26177" calcext:value-type="float">
            <text:p>26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l:lost:not accurate</text:p>
          </table:table-cell>
          <table:table-cell office:value-type="float" office:value="26078" calcext:value-type="float">
            <text:p>260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won</text:p>
          </table:table-cell>
          <table:table-cell office:value-type="float" office:value="25872" calcext:value-type="float">
            <text:p>25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r:lost:not accurate</text:p>
          </table:table-cell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won</text:p>
          </table:table-cell>
          <table:table-cell office:value-type="float" office:value="25117" calcext:value-type="float">
            <text:p>25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neutral</text:p>
          </table:table-cell>
          <table:table-cell office:value-type="float" office:value="24830" calcext:value-type="float">
            <text:p>248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</text:p>
          </table:table-cell>
          <table:table-cell office:value-type="float" office:value="24775" calcext:value-type="float">
            <text:p>247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not accurate</text:p>
          </table:table-cell>
          <table:table-cell office:value-type="float" office:value="23196" calcext:value-type="float">
            <text:p>23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accurate</text:p>
          </table:table-cell>
          <table:table-cell office:value-type="float" office:value="22925" calcext:value-type="float">
            <text:p>229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not accurate</text:p>
          </table:table-cell>
          <table:table-cell office:value-type="float" office:value="20079" calcext:value-type="float">
            <text:p>20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17560" calcext:value-type="float">
            <text:p>175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neutral</text:p>
          </table:table-cell>
          <table:table-cell office:value-type="float" office:value="16849" calcext:value-type="float">
            <text:p>16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take_on_l:won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take_on_r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take_on_r:won</text:p>
          </table:table-cell>
          <table:table-cell office:value-type="float" office:value="14573" calcext:value-type="float">
            <text:p>145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missed ball</text:p>
          </table:table-cell>
          <table:table-cell office:value-type="float" office:value="14516" calcext:value-type="float">
            <text:p>145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take_on_l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high:not accurate</text:p>
          </table:table-cell>
          <table:table-cell office:value-type="float" office:value="13148" calcext:value-type="float">
            <text:p>13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not accurate:through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not accurate:through</text:p>
          </table:table-cell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high:not accurate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<text:s/>not accurate</text:p>
          </table:table-cell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<text:s/></text:p>
          </table:table-cell>
          <table:table-cell office:value-type="float" office:value="8029" calcext:value-type="float">
            <text:p>80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won</text:p>
          </table:table-cell>
          <table:table-cell office:value-type="float" office:value="7736" calcext:value-type="float">
            <text:p>77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high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not accurate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take_on_l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high:not accurate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take_on_r:won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high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yellow_card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not accurate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Goalkeeper leaving line</text:p>
          </table:table-cell>
          <table:table-cell office:value-type="string" calcext:value-type="string">
            <text:p><text:s/></text:p>
          </table:table-cell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take_on_r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blocked:not accurate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take_on_l:won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not accurate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not accurate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blocked:not accurate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not accurate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high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high:not accurate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l:lost:not accurate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r:lost:not accurate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r:won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l:won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take_on_l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lost:not accurate:sliding_tackle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:take_on_r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through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:high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sliding_tackle:won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through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not accurate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sliding_tackle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take_on_r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neutral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neutral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:take_on_l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r:neutral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l:neutral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won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Hand foul</text:p>
          </table:table-cell>
          <table:table-cell office:value-type="string" calcext:value-type="string">
            <text:p><text:s/>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keyPass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counter_attack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b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high:keyPass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:opportunity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neutral:sliding_tackle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high:keyPass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:sliding_tackle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b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neutral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otr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not accurate:opportunity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sliding_tackle:take_on_r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lb:opportunity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not accurate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high:keyPass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won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c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c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:opportunity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sliding_tackle:take_on_l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won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won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sliding_tackle:won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otl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<text:s/>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tr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lb:not accurat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counter_attack:interception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keyPass:through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wo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not accurate:opportunity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c:opportunity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br:not accurate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b:not accurate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br:opportunity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l:won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interception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interception:lost:not accurate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:high:keyPass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lb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not accurate:through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Offside</text:p>
          </table:table-cell>
          <table:table-cell office:value-type="string" calcext:value-type="string">
            <text:p><text:s/>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lb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missed ball:opportunity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b:opportunity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take_on_l:won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counter_attack:won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br:opportunity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br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r:lost:not accurate:sliding_tackle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lost:not accurate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tl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keyPass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assist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:take_on_r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l:lost:not accurate:sliding_tackle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take_on_l:won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br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neutral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r:opportunity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ot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counter_attack:won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ot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otl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<text:s/>yellow_card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otr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not accurate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take_on_r:won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lb:opportunity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c:opportunity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keyPass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take_on_l:won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take_on_r:won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c:head/body:opportunity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l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:take_on_l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r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lb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br:opportunity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b:opportunity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keyPass:through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yellow_card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l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lost:not accurate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b:opportunity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lb:opportunity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r:opportunity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l:not accurate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r:opportunity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t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r:not accurate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r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:sliding_tackle:take_on_r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won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free_space_r:lost:not accurate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take_on_l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counter_attack:lost:not accurate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c:not accurate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take_on_r:won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sliding_tackle:take_on_r:won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opportunity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otl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free_space_l:lost:not accurate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neutral:sliding_tackle:take_on_l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b:opportunity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won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or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ot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blocked:direct:not accurate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br:opportunity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through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counter_attack:lost:not accurate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Late card foul</text:p>
          </table:table-cell>
          <table:table-cell office:value-type="string" calcext:value-type="string">
            <text:p><text:s/>yellow_card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sliding_tackle:take_on_l:won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:opportunity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dangerous_ball_los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take_on_r:won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t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assist:high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:keyPass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l:neutral:sliding_tackle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interception:won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:opportunity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:through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not accurate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take_on_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br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keyPas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interception:won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counter_attack:high:not accurate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br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l:opportunity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b:opportunity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r:neutral:sliding_tackle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:opportunity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interception:won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l:opportunity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br:opportunity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lb:opportunity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Goalkeeper leaving line</text:p>
          </table:table-cell>
          <table:table-cell office:value-type="string" calcext:value-type="string">
            <text:p><text:s/>counter_attack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counter_attack:not accurate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neutral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take_on_l:won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keyPas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or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blocked:direct:not accurate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b:head/body:opportunity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not accurat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counter_attack:high:not accurate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assis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Time lost foul</text:p>
          </table:table-cell>
          <table:table-cell office:value-type="string" calcext:value-type="string">
            <text:p><text:s/>yellow_car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l:lost:not accurate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otr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take_on_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assist:high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t:not accurate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not accurate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assist:high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counter_attack:not accurat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wo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not accurate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l:sliding_tackle:won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l:head/body:opportunity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r:lost:not accurate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:head/body:opportunity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keyPass:won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counter_attack:not accurate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not accurat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:take_on_r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r:wo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r:head/body:opportunity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not accurate:through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assis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lost:not accurate:take_on_l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take_on_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blocked:head/body:not accurate:opportunity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take_on_r:wo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lost:not accurate:take_on_r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r:sliding_tackle:won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b:opportunity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blocked:counter_attack:not accura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l:wo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tl:not accurate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r:opportunity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interception:lost:not accurate:take_on_l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take_on_l:wo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lb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tl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gtr:not accurat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l:opportunity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:opportunity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keyPas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neutral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sliding_tackle:won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c:opportunity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not accurat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interception:not accurate:through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tr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through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neutral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blocked:counter_attack:not accurate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counter_attack:not accurate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:take_on_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:sliding_tackl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blocked:head/body:not accurat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keyPass:through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l:head/body:opportunity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r:neutral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counter_attack:missed ball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r:head/body:opportunity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r:won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gt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free_space_r:lost:not accurate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:opportunity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<text:s/>counter_attack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free_space_l:lost:not accurat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lb:not accurate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r:opportunity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l:neutral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l:won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lb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l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counter_attack:high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l:opportunit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free_space_l:lost:not accurate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interception:lost:not accurate:take_on_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free_space_r:lost:not accurat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counter_attack:neutral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lb:head/body:opportunity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:sliding_tackle:take_on_r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otl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r:opportunity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:assist:high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Hand foul</text:p>
          </table:table-cell>
          <table:table-cell office:value-type="string" calcext:value-type="string">
            <text:p><text:s/>yellow_card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through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r:opportunity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or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assist:counter_attack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br:head/body:opportunity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c:head/body:opportunity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<text:s/>yellow_car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:take_on_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red_car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counter_attack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interception:not accurate:through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br:not accurat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counter_attack:not accurate:opportunity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neutral:take_on_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b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b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ot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tl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high:not accurate:opportunity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c:opportunity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b:opportunity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t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t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assist:wo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wo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lb:opportunit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interception:own_goa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assis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counter_attack:hig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tl:opportunity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keyPas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lb:head/body:opportunit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gtr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ot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t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free_space_r:lost:not accurat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tr:not accurat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br:head/body:opportunity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t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counter_attack:neutra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l:interception:lost:not accurat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:opportunity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b:head/body:opportunity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lost:not accurate:take_on_l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ot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l:opportunity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tl:not accura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r:opportunity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l:not accura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br:opportunity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interception:lost:not accurat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dangerous_ball_lo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r:not accurat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:sliding_tackle:take_on_l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dangerous_ball_lost:interception:not accurat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lost:not accurate:sliding_tack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:take_on_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l:opportunity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br:opportunity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neutral:take_on_r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br:opportunity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free_space_l:lost:not accura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l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ot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blocked:direct:not accurate:opportunity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neutral:take_on_l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lb:opportunity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l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sliding_tackle:take_on_r:wo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r:interception:lost:not accurat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not accurate:wo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counter_attack:not accurate:opportunity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:counter_attack:throug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t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c:opportunity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dangerous_ball_lost:lost:not accurat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lost:not accurate:take_on_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fairplay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l:not accurat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l:neutra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b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counter_attack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c:opportunit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t:head/body:opportunity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counter_attack:sliding_tackle:wo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neutral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neutral:take_on_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sliding_tackle:wo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l:head/body:opportunity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l:opportunity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l:opportunity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dangerous_ball_lost:interception:not accurat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t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keyPass:not accurate:through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interception:neutra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lb:opportunity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r:head/body:opportunity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t:opportunity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ot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tl:head/body:opportunity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:sliding_tackle:take_on_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lb:opportunity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counter_attack:keyPas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br:opportunit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dangerous_ball_lost:missed bal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neutral:sliding_tackle:take_on_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blocked:not accurat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free_space_r:not accura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tr:head/body:opportunit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:counter_attack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l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<text:s/>accurate:fairpla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blocked:direct:not accurate:opportunity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o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o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sliding_tackle:take_on_l:w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counter_attack:high:keyPas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lb:opportunit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keyPass:throug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b:opportunit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t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head/body:high:not accurat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accurate:keyPas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interception:through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t:opportunit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c:opportunit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tr:opportunit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t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c:opportunit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b:not accura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keyPass:not accurate:throug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interception:not accura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lost:not accura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own_go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r:opportunity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Violent Foul</text:p>
          </table:table-cell>
          <table:table-cell office:value-type="string" calcext:value-type="string">
            <text:p><text:s/>yellow_car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t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counter_attack:high:keyPas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br:opportuni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r:opportuni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free_space_r:lost:not accurate:sliding_tack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t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interception:neutr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l:not accura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red_car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neutr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br:opportuni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r:opportuni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intercept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interception:take_on_l:w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high:keyPass:not accura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counter_attack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b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lb:opportuni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t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t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high:keyPass:not accura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high:keyPass:opportuni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free_space_l:lost:not accurate:sliding_tack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counter_attack:lost:not accurate:sliding_tack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Violent Foul</text:p>
          </table:table-cell>
          <table:table-cell office:value-type="string" calcext:value-type="string">
            <text:p><text:s/>red_car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not accurate:take_on_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take_on_l:w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neutr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keyPas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interception:not accura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take_on_l:w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br:opportuni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blocked:not accura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r:opportuni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:keyPas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interception:neutr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high:interception:not accura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dangerous_ball_lost:intercepti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tl:opportuni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counter_attack:missed ball:opportuni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b:opportuni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high:interception:not accura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br:opportuni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t:opportuni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lb:opportuni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lb:not accura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l:neutral:sliding_tack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b:opportuni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interception:throu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counter_attack:key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lb:opportunit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ion:lost:not accura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r:not accura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r:neutral:sliding_tackl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t:not accura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l:opportunit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interception:keyPas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t:opportunit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interception:w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gc:not accura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high:opportunit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tr:opportunit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dangerous_ball_lost:lost:not accura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high:keyPass:not accura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sliding_tackle:take_on_r:w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interception:missed ba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not accurate:take_on_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not accurate:take_on_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blocked:indirect:not accura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dangerous_ball_lost:interception:not accura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b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take_on_r:w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:hig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counter_attack:opportuni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assist:counter_atta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interception:take_on_r:w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t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tr:opportuni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opportuni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:p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sliding_tack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o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high:keyPass:not accura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l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take_on_r:w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r:sliding_tackle:w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interception:not accura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high:intercep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l:opportuni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neutr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l:opportuni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w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interception:own_go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l:opportuni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interception:lost:not accura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opportuni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interception:lost:not accura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l:opportuni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t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br:not accur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ssist:not accurate:throug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tr:opportuni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interception:not accura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l:sliding_tackle:w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l:not accura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t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not accurate:take_on_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sliding_tackle:take_on_l:w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neutr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b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t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r:opportuni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l:opportuni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t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c:opportuni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free_space_l:sliding_tackle:w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ot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keyPass:not accura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fairpla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neutr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:interception:opportuni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assist:counter_attack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counter_attack:throug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b:not accur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l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b:opportun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counter_attack:dangerous_ball_lost:not accur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tl:opportun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ssist:not accur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interception:lost:not accurate:take_on_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interception:keyP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Offside</text:p>
          </table:table-cell>
          <table:table-cell office:value-type="string" calcext:value-type="string">
            <text:p><text:s/>counter_attac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t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ssist:not accurate:throug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r:opportuni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br:opportuni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assist:counter_attack:hig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not accurate:opportunity:pl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intercep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assist:intercep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r:opportuni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lb:opportuni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keyPas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keyPas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interception:not accura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Right:accurate:gt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br:opportuni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counter_attack:intercep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opportunity:p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l:opportuni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interception:not accurate:opportuni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sliding_tackle:take_on_l:w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l:opportun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t:opportun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l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c:head/body:opportun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sliding_tackle:take_on_r:w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c:not accur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<text:s/>red_c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<text:s/>second_yellow_c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counter_attack:not accur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interception:w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blocked:interception:not accur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sliding_tack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ssist:high:not accur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br:opportuni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l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t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t:opportuni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counter_attack:lost:not accura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assist:high:opportuni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take_on_r:w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:sliding_tackle:take_on_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ot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l:opportuni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intercep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ot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lb:not accura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tr:opportuni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interception:keyPass:throug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accurate:assis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counter_attack:neutral:sliding_tack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take_on_l:w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r:w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tl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neutral:sliding_tack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fairplay:interception:not accu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neutral:take_on_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ot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ot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t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:interception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blocked:interception:not accu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:counter_atta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neutral:take_on_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Hand foul</text:p>
          </table:table-cell>
          <table:table-cell office:value-type="string" calcext:value-type="string">
            <text:p><text:s/>red_c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opportunity:take_on_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r:sliding_tackle:w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b:interception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tl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keyPass:not accurate:throug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br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opportunity:w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tr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tl:opportun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l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r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Hand foul</text:p>
          </table:table-cell>
          <table:table-cell office:value-type="string" calcext:value-type="string">
            <text:p><text:s/>counter_attac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l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interception:own_go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lost:not accurate:take_on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lb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interception:throug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interception:w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interception:keyPas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not accur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lb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c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t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blocked:indirect:not accur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keyPass:neut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br:interception:opportuni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ssist:high:not accur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interception:keyPass:throug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high:intercep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t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lb:opportuni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:sliding_tack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sliding_tackle:w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block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b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ot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r:opportuni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opportunity:take_on_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interception:throug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:keyPa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assi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r:not accur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head/body:not accur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l:not accur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lost:not accurate:sliding_tackle:take_on_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blocked:indirect:not accurate:opportuni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free_space_l:lost:not accurate:sliding_tack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p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p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ssist:high:not accur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b:interception:opportuni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counter_attack:w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cross</text:p>
          </table:table-cell>
          <table:table-cell office:value-type="string" calcext:value-type="string">
            <text:p><text:s/>accurate:assis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:high:keyPa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br:interception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interception:neut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t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w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r:not accura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keyPass:not accura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free_space_r:w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Foul</text:p>
          </table:table-cell>
          <table:table-cell office:value-type="string" calcext:value-type="string">
            <text:p><text:s/>counter_attack:yellow_c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high:interception:keyPa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br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lb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c:interception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l:neut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assis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c:head/bod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br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tl:opportun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assist:counter_attack:hig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sliding_tack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interception:lost:not accurate:take_on_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interception:not accurate:throug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assist:intercep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b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t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o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b:not accura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accurate:counter_attac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r:head/bod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c:interception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sliding_tackle:w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l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interception:not accurate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r:neutr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lost:not accurate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lost:not accurate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b:interception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<text:s/>second_yellow_c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br:not accura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opportun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Violent Foul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sliding_tack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keyPas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t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l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tr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t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tl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free_space_l:w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free_space_l:w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free_space_l:lost:not accu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keyPass:not accu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dangerous_ball_lost:intercep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sliding_tackle:take_on_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b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br:interception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own_go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l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l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dangerous_ball_l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c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b:interception:opportun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:fairpl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lost:not accurate:take_on_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l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b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:interception:throug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br:head/body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r:head/body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fairpl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interception:not accurate:throu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counter_att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w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ot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t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assist:counter_att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neutral:take_on_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tr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free_space_r:lost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Violent 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b:head/body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sliding_tackle:w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ot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dangerous_ball_lost:w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b:interception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fairplay:interception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t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lb:head/body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dangerous_ball_lost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ssist:high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gc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opportunity:take_on_r:w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pportunity: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interception:lost:not accurate:take_on_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br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l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pportunity: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<text:s/>counter_attack:yellow_c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Hand 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ssist:blocked:not accurate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neutral:take_on_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pportunity:ot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own_go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accurate:dangerous_ball_lo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blocked:indirect:not accurate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not accurate:w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l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counter_attack:interception:keyPass:throu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:interception:keyPa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t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counter_attack:fairplay:not accu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gb:indirect:opport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own_go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dangerous_ball_lost:lost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counter_attack:keyPass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interception:lost:not accurate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assist:head/body: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free_space_r:neut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opportunity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b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b:head/bo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b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l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fairplay:interception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lb:head/bo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lb:interception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r:interception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high:interception:keyPa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l:interception:lost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blocked:head/body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interception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counter_attack:interception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interception:neutral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sliding_tackle:take_on_l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assist:interce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t:head/body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ssist:blocked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lb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ssist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neutral:sliding_tack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keyPass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opportunity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assist:counter_attack:interce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:interception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l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keyPass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ssist:blocked:not accurate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br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ssist:counter_attack:not accurate:throu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ol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t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l:lost:not accurate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Late card 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l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glb:indirect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gbr:indirect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tr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dangerous_ball_lo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counter_attack:keyPa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interception:sliding_tackle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opportunity:take_on_l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b:head/body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interception:lost:not accurate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dangerous_ball_lost:interception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l:interception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opportunity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lb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sliding_tackle:take_on_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sliding_tackle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t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pportunity: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dangerous_ball_lost:interce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pportunity:ot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keyPass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interception:throu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fairplay:interception:not accu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lb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counter_attack:lost:not accurate:take_on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l:lost:not accurate:sliding_tack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sliding_tackle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sliding_tackle:w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br:interception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r:head/body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r:lost:not accurate:sliding_tack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Time lost foul</text:p>
          </table:table-cell>
          <table:table-cell office:value-type="string" calcext:value-type="string">
            <text:p><text:s/>second_yellow_c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t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interception:keyPa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neutral:sliding_tack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Goal:high:not accurate:opport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neut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:dangerous_ball_lo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dangerous_ball_lost:free_space_r:neut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take_on_l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free_space_r:lost:not accurate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opportunity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r:lost:not accurate:sliding_ta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free_space_r:interception:lo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lb:head/body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interception:lo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l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ssi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fairplay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intercep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lb:head/bo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p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interception:sliding_tackle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interception:keyP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Goal kick</text:p>
          </table:table-cell>
          <table:table-cell office:value-type="string" calcext:value-type="string">
            <text:p><text:s/>keyP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ssi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sliding_tackle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gc:indirect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gr:indirect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not accurate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blocked:counter_attack:head/body:not accurate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counter_attack:glb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o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dangerous_ball_lost:intercep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l:head/body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gb:indirect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b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sliding_tackle:take_on_r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neutral:take_on_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keyPass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interception:neut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keyPass:not accurate:obr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interception:own_go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c:head/body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missed b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l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Left:accurate:g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interception:keyP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ccurate:assist:intercep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dangerous_ball_lost:free_space_l:interception:lo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l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l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l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counter_attack:keyPass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ssi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counter_attack:free_space_r:lost:not accurate:sliding_ta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r:neutral:sliding_ta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r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sliding_tackle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t:head/body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o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not accurate:opportunity: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counter_att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dangerous_ball_lost:not accurate:throu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counter_attack:dangerous_ball_lo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dangerous_ball_lost:lost:not accurate:take_on_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counter_attack:keyPass:w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c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c:head/body:interception:opportun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assist:counter_attack:intercep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<text:s/>counter_att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ssist:counter_attack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dangerous_ball_l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counter_attack:interception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counter_attack:high:keyPass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counter_attack:free_space_l:lost:not accur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neutral:sliding_ta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p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counter_attack:lost:not accurate:take_on_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free_space_l:lost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assis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keyPass:missed 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p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lost:not accurate:sliding_tackle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counter_attack:interception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keyPass:los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opportunity:own_g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c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<text:s/>accurate:assist:counter_att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head/body:not accurate:opportunity: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interception:lost:not accurate:sliding_ta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dangerous_ball_lost:interception:lost:not accurate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Right:accurate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br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Goal:counter_attack:gbr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interception:keyPass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sliding_tackle:take_on_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interception:take_on_l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ssist:interception:not accurate: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sliding_tackle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keyPass:not accurate:opportunity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br:head/body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ccurate:assist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r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accurate:dangerous_ball_lost:interception:own_g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o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string" calcext:value-type="string">
            <text:p>Free Kick</text:p>
          </table:table-cell>
          <table:table-cell office:value-type="string" calcext:value-type="string">
            <text:p><text:s/>assis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counter_attack:interception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opportunity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take_on_l: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p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ed:counter_attack:free_space_l:sliding_tackle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l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p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opportunity: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free_space_r:lost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tr:head/body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l:head/body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counter_att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sliding_tackle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p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p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r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l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free_space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dangerous_ball_lost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br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keyPass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ssist:interception:not accurate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br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<text:s/>counter_attack:second_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neutral:opportunity:take_on_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pportunity: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ed:interception:lost:not accurate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Right:accurate:gc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c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dangerous_ball_lost:take_on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direct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direct:g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r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Out of game foul</text:p>
          </table:table-cell>
          <table:table-cell office:value-type="string" calcext:value-type="string">
            <text:p><text:s/>counter_attack: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o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Late card foul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keyPass:not accurate: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ssist:blocked:counter_attack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assist:blocked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lb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p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counter_attack:free_space_r:lost:not accurate:sliding_ta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counter_attack:free_space_r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indirect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and pass</text:p>
          </table:table-cell>
          <table:table-cell office:value-type="string" calcext:value-type="string">
            <text:p><text:s/>accurate:counter_attack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Goal:accurate:gr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direct:head/body:not accurate:opportunity:o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counter_attack:head/body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dangerous_ball_lost:free_space_l:los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not accurate:opportunity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counter_attack:interception:not accurate:ol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ssist:counter_attack:not accurate:obr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l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lost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<text:s/>interception:missed 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interception:take_on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interception:lost:not accurate:take_on_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lost:not accurate:second_yellow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:free_space_l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blocked:head/body:interception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interception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glb:indirec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gbr:indirec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ssist:head/body:not accurate:obr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counter_attack:free_space_l:lost:not accurate:sliding_ta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tl:head/body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l:neutral:sliding_ta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sliding_tackle:take_on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anticipation:take_on_l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pportunity:o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<text:s/>keyPass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p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ccurate:counter_attack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counter_attack:gtr:head/body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r:head/body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counter_attack:keyPass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interception:keyPass:not accurate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ssist:head/body:not accurate: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lb:keyPass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take_on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l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counter_attack:lost:not accurate:opportunity:take_on_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l:head/body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dangerous_ball_lost:interception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mple pass</text:p>
          </table:table-cell>
          <table:table-cell office:value-type="string" calcext:value-type="string">
            <text:p><text:s/>assist:counter_attack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Goal kick</text:p>
          </table:table-cell>
          <table:table-cell office:value-type="string" calcext:value-type="string">
            <text:p><text:s/>ass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direct:not accurate: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interception:neu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keyPass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assist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Left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interception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Right:accurate:gtl:indirec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keyPass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p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counter_attack:g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interception:not accurate:opportunity: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direct:not accurate:opportunity:p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counter_attack:interception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counter_attack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counter_attack:keyPass:not accurate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counter_attack: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nticipation:counter_attack:los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head/body:not accurate:opportunity:p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p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<text:s/>accurate:interception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assist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interception:keyPass:not accurate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dangerous_ball_lost:neu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blocked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keyPass:not accurate:ol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Right:accurate:free_space_r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free_space_r:keyPass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dangerous_ball_lost:free_space_l:neu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blocked:keyPass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keyPass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counter_attack:high:interception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not accurate: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gr:indirec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lost:not accurate:sliding_tackle:take_on_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ssist:blocked:head/body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interception:not accurate:opportunity: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keyPass:not accurate:opportunity: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ead pass</text:p>
          </table:table-cell>
          <table:table-cell office:value-type="string" calcext:value-type="string">
            <text:p><text:s/>accurate:counter_attack:dangerous_ball_l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ssist:not accurate: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Goal:counter_attack:g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Time lost foul</text:p>
          </table:table-cell>
          <table:table-cell office:value-type="string" calcext:value-type="string">
            <text:p><text:s/>red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r:head/body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interception:neutra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keyPass:not accurate:o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lb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accurate:gtr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keyPass:opportunity:throu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Others on the ball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<text:s/>Feint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blocked:keyPass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gt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indirect:not accurate: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Right:accurate:counter_attack:gt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Right:assist:counter_attack:high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not accurate: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accurate:gtr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</table:table-cell>
          <table:table-cell office:value-type="string" calcext:value-type="string">
            <text:p><text:s/>accurate:assist:neu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mart pass</text:p>
          </table:table-cell>
          <table:table-cell office:value-type="string" calcext:value-type="string">
            <text:p><text:s/>accurate:assist:counter_attack:inter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<text:s/>Right:g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Right:accurate:gr:indirect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Left:accurate:direct:g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not accurate: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tr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l:interception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blocked:keyPass:not accurate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pportunity:o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Goal:Left:accurate:g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free_space_l:opportunity:w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neutral:opportunity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gbr:head/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free_space_r:l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ssist:blocked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keyPass:not accurate:olb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accurate:g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Left:counter_attack:interception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fairplay:g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keyPass:not accurate:ol:opportu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ree kick shot</text:p>
          </table:table-cell>
          <table:table-cell office:value-type="string" calcext:value-type="string">
            <text:p><text:s/>Goal:Left:accurate:direct:g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defending duel</text:p>
          </table:table-cell>
          <table:table-cell office:value-type="string" calcext:value-type="string">
            <text:p><text:s/>accurate:counter_attack:neutral:sliding_tackle:take_on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Right:blocked:counter_attack:interception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loose ball duel</text:p>
          </table:table-cell>
          <table:table-cell office:value-type="string" calcext:value-type="string">
            <text:p><text:s/>accurate:dangerous_ball_lost:neu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<text:s/>accurate:blocked:key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counter_attack:head/body:not accurate:opportunity: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Goal kick</text:p>
          </table:table-cell>
          <table:table-cell office:value-type="string" calcext:value-type="string">
            <text:p><text:s/>fairpl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head/body:interception:not accurate: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nticipation:dangerous_ball_lost:free_space_r:lost:not acc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: 3669376</text:p>
          </table:table-cell>
          <table:table-cell table:number-columns-repeated="3"/>
        </table:table-row>
      </table:table>
      <table:table table:name="Foglio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assist:head/body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assist:head/body:high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counter_attack:head/body:keyPass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:high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<text:s/>accurate:head/body:high:keyPass</text:p>
          </table:table-cell>
        </table:table-row>
        <table:table-row table:style-name="ro1"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</text:p>
          </table:table-cell>
        </table:table-row>
        <table:table-row table:style-name="ro1"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</text:p>
          </table:table-cell>
        </table:table-row>
        <table:table-row table:style-name="ro1"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</table:table-cell>
          <table:table-cell office:value-type="string" calcext:value-type="string">
            <text:p><text:s/>accurate:counter_attack:gb</text:p>
          </table:table-cell>
        </table:table-row>
        <table:table-row table:style-name="ro1"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c</text:p>
          </table:table-cell>
        </table:table-row>
        <table:table-row table:style-name="ro1"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l</text:p>
          </table:table-cell>
        </table:table-row>
        <table:table-row table:style-name="ro1">
          <table:table-cell table:number-columns-repeated="2" office:value-type="string" calcext:value-type="string">
            <text:p>Save attempt</text:p>
          </table:table-cell>
          <table:table-cell office:value-type="string" calcext:value-type="string">
            <text:p><text:s/>accurate:counter_attack:glb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b:head/body:opportunity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br:head/body:opportunity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accurate:counter_attack:gc:head/body:opportunity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lb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r</text:p>
          </table:table-cell>
        </table:table-row>
        <table:table-row table:style-name="ro1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<text:s/>Left:counter_attack:not accurate:opportunity:pt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interception:won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neutral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Ground attacking duel</text:p>
          </table:table-cell>
          <table:table-cell office:value-type="string" calcext:value-type="string">
            <text:p><text:s/>accurate:anticipation:counter_attack:free_space_l:won</text:p>
          </table:table-cell>
        </table:table-row>
      </table:table>
      <table:named-expressions/>
      <table:database-ranges>
        <table:database-range table:name="__Anonymous_Sheet_DB__0" table:target-range-address="Foglio1.A1:Foglio1.E14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9:22:27.64597171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3:33:53.402828743</meta:creation-date>
    <dc:date>2022-03-30T09:25:05.690483307</dc:date>
    <meta:editing-duration>PT3H29M28S</meta:editing-duration>
    <meta:editing-cycles>3</meta:editing-cycles>
    <meta:generator>LibreOffice/7.2.5.2$Linux_X86_64 LibreOffice_project/20$Build-2</meta:generator>
    <meta:document-statistic meta:table-count="2" meta:cell-count="7170" meta:object-count="0"/>
  </office:meta>
</office:document-meta>
</file>